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ockAvailabilit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ockAvailabilityReport">
            <text:p>StockAvailabilityReport</text:p>
          </table:table-cell>
          <table:table-cell table:style-name="ce7" office:value-type="string" office:string-value="Stock Availability Report. Details">
            <text:p>Stock Availability Report. Details</text:p>
          </table:table-cell>
          <table:table-cell table:style-name="ce7" office:value-type="string" office:string-value=""/>
          <table:table-cell table:style-name="ce7" office:value-type="string" office:string-value="Stock Availability Report">
            <text:p>Stock Availability Repor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Storage status report.">
            <text:p>Storage status report.</text:p>
          </table:table-cell>
          <table:table-cell table:style-name="ce7" office:value-type="string" office:string-value=""/>
          <table:table-cell table:style-name="ce7" office:value-type="string" office:string-value="ABIE">
            <text:p>ABIE</text:p>
          </table:table-cell>
          <table:table-cell table:style-name="ce7" office:value-type="string" office:string-value="A report of the quantities of each item that are or will be in stock.">
            <text:p>A report of the quantities of each item that are or will be in stock.</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Marketing &amp; sales">
            <text:p>Marketing &amp; sale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Stock Availability Report. UBL Version Identifier. Identifier">
            <text:p>Stock Availability Report. UBL Version Identifier. Identifier</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Stock Availability Report. Customization Identifier. Identifier">
            <text:p>Stock Availability Report. Customization Identifier. Identifier</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Stock Availability Report. Profile Identifier. Identifier">
            <text:p>Stock Availability Report. Profile Identifier. Identifier</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Stock Availability Report. Profile Execution Identifier. Identifier">
            <text:p>Stock Availability Report. Profile Execution Identifier. Identifier</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Stock Availability Report. Identifier">
            <text:p>Stock Availability Report. Identifier</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Document Number, Inventory Report Number">
            <text:p>Document Number, Inventory Report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Stock Availability Report. Copy_ Indicator. Indicator">
            <text:p>Stock Availability Report. Copy_ Indicator. Indicator</text:p>
          </table:table-cell>
          <table:table-cell table:style-name="ce8" office:value-type="string" office:string-value=""/>
          <table:table-cell office:value-type="string" table:style-name="ce8" office:string-value="Stock Availability Report">
            <text:p>Stock Availability Repor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Stock Availability Report. UUID. Identifier">
            <text:p>Stock Availability Report. UUID. Identifier</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Stock Availability Report. Issue Date. Date">
            <text:p>Stock Availability Report. Issue Date. Date</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Stock Availability Report. Issue Time. Time">
            <text:p>Stock Availability Report. Issue Time. Time</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Stock Availability Report. Note. Text">
            <text:p>Stock Availability Report. Note. Text</text:p>
          </table:table-cell>
          <table:table-cell table:style-name="ce8" office:value-type="string" office:string-value=""/>
          <table:table-cell office:value-type="string" table:style-name="ce8" office:string-value="Stock Availability Report">
            <text:p>Stock Availability Repor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8" office:string-value="Stock Availability Report. Document_ Currency Code. Code">
            <text:p>Stock Availability Report. Document_ Currency Code. Code</text:p>
          </table:table-cell>
          <table:table-cell table:style-name="ce8" office:value-type="string" office:string-value=""/>
          <table:table-cell office:value-type="string" table:style-name="ce8" office:string-value="Stock Availability Report">
            <text:p>Stock Availability Report</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3]&lt;&gt;&quot;&quot;;CONCATENATE([.F13];&quot; &quot;;[.G13]);[.G13])"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3]&lt;&gt;&quot;&quot;;CONCATENATE([.J13];&quot;_ &quot;;[.I13];&quot;. Type&quot;);CONCATENATE([.I13];&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9" office:value-type="string" office:string-value="Stock Availability Report. Inventory_ Period. Period">
            <text:p>Stock Availability Report. Inventory_ Period. Period</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Inventory">
            <text:p>Inventory</text:p>
          </table:table-cell>
          <table:table-cell table:style-name="ce9" office:value-type="string" office:string-value=""/>
          <table:table-cell table:style-name="ce9" office:value-type="string" office:string-value=""/>
          <table:table-cell table:style-name="ce9" table:formula="of:=[.M14]"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inventory period covered by the Report.">
            <text:p>The inventory period covered by the Repor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9" office:value-type="string" office:string-value="Stock Availability Report. Document Reference">
            <text:p>Stock Availability Report. Document Reference</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Stock Availability Report. Signature">
            <text:p>Stock Availability Report. Signature</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9" office:value-type="string" office:string-value="Stock Availability Report. Seller_ Supplier Party. Supplier Party">
            <text:p>Stock Availability Report. Seller_ Supplier Party. Supplier Party</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17]"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9" office:value-type="string" office:string-value="Stock Availability Report. Retailer_ Customer Party. Customer Party">
            <text:p>Stock Availability Report. Retailer_ Customer Party. Customer Party</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Retailer">
            <text:p>Retailer</text:p>
          </table:table-cell>
          <table:table-cell table:style-name="ce9" office:value-type="string" office:string-value=""/>
          <table:table-cell table:style-name="ce9" office:value-type="string" office:string-value=""/>
          <table:table-cell table:style-name="ce9" table:formula="of:=[.M18]"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retailer.">
            <text:p>The retai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9" office:value-type="string" office:string-value="Stock Availability Report. Inventory Reporting_ Party. Party">
            <text:p>Stock Availability Report. Inventory Reporting_ Party. Party</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Inventory Reporting">
            <text:p>Inventory Reporting</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that will receive and use the Stock Availability Report (normally the branch for which the stock is reported).">
            <text:p>The party that will receive and use the Stock Availability Report (normally the branch for which the stock is repor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9" office:value-type="string" office:string-value="Stock Availability Report. Stock Availability Report Line">
            <text:p>Stock Availability Report. Stock Availability Report Line</text:p>
          </table:table-cell>
          <table:table-cell table:style-name="ce9" office:value-type="string" office:string-value=""/>
          <table:table-cell table:style-name="ce9" office:value-type="string" office:string-value="Stock Availability Report">
            <text:p>Stock Availability Repor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Stock Availability Report Line">
            <text:p>Stock Availability Report Line</text:p>
          </table:table-cell>
          <table:table-cell table:style-name="ce9" office:value-type="string" office:string-value="Stock Availability Report Line">
            <text:p>Stock Availability Repor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tock Availability Report Line">
            <text:p>Stock Availability Report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representing a particular item of sale and associated with a line in the Catalogue.">
            <text:p>A line representing a particular item of sale and associated with a line in the Catalog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